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831cm" fo:min-width="2.80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2.753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66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048cm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687cm"/>
      <style:paragraph-properties style:writing-mode="lr-tb"/>
    </style:style>
    <style:style style:name="gr9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111cm" fo:min-width="3.38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color="#000000" draw:marker-start="Arrowheads_20_13" draw:marker-start-width="0.3cm" draw:marker-end="Arrowheads_20_14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uble_20_Dash" svg:stroke-color="#000000" draw:marker-start="Arrowheads_20_15" draw:marker-start-width="0.3cm" draw:marker-end="Arrowheads_20_16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000000" draw:marker-start="Arrowheads_20_17" draw:marker-start-width="0.3cm" draw:marker-end="Arrowheads_20_18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84cm" fo:min-width="2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5cm" svg:height="2.081cm" svg:x="2.5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83cm" svg:height="0.806cm" svg:x="3.424cm" svg:y="4.729cm">
          <draw:text-box>
            <text:p><text:span text:style-name="T1">App</text:span></text:p>
          </draw:text-box>
        </draw:frame>
        <draw:custom-shape draw:style-name="gr3" draw:text-style-name="P1" xml:id="id2" draw:id="id2" draw:layer="layout" svg:width="3.305cm" svg:height="2.081cm" svg:x="6.7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15cm" svg:height="1.361cm" svg:x="7.194cm" svg:y="4.429cm">
          <draw:text-box>
            <text:p text:style-name="P3"><text:span text:style-name="T1">gRPC</text:span></text:p>
            <text:p text:style-name="P3"><text:span text:style-name="T1">Webmail</text:span></text:p>
          </draw:text-box>
        </draw:frame>
        <draw:custom-shape draw:style-name="gr3" draw:text-style-name="P1" xml:id="id3" draw:id="id3" draw:layer="layout" svg:width="3.305cm" svg:height="2.081cm" svg:x="10.9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3.305cm" svg:height="2.081cm" svg:x="15.1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3.203cm" svg:height="0.806cm" svg:x="10.995cm" svg:y="4.729cm">
          <draw:text-box>
            <text:p><text:span text:style-name="T1">PostgreSQL</text:span></text:p>
          </draw:text-box>
        </draw:frame>
        <draw:frame draw:style-name="gr6" draw:text-style-name="P2" draw:layer="layout" svg:width="2.966cm" svg:height="0.806cm" svg:x="15.326cm" svg:y="4.729cm">
          <draw:text-box>
            <text:p><text:span text:style-name="T1">gRPC MTA</text:span></text:p>
          </draw:text-box>
        </draw:frame>
        <draw:frame draw:style-name="gr7" draw:text-style-name="P2" xml:id="id5" draw:id="id5" draw:layer="layout" svg:width="1.548cm" svg:height="0.806cm" svg:x="0.097cm" svg:y="4.701cm">
          <draw:text-box>
            <text:p><text:span text:style-name="T1">User</text:span></text:p>
          </draw:text-box>
        </draw:frame>
        <draw:frame draw:style-name="gr8" draw:text-style-name="P2" xml:id="id6" draw:id="id6" draw:layer="layout" svg:width="2.187cm" svg:height="0.806cm" svg:x="19.298cm" svg:y="4.729cm">
          <draw:text-box>
            <text:p><text:span text:style-name="T1">Internet</text:span></text:p>
          </draw:text-box>
        </draw:frame>
        <draw:connector draw:style-name="gr9" draw:text-style-name="P1" draw:layer="layout" draw:type="line" svg:x1="5.829cm" svg:y1="5.104cm" svg:x2="6.724cm" svg:y2="5.104cm" draw:start-shape="id1" draw:start-glue-point="1" draw:end-shape="id2" draw:end-glue-point="3" svg:d="M5829 5104h895" svg:viewBox="0 0 896 1">
          <text:p/>
        </draw:connector>
        <draw:connector draw:style-name="gr10" draw:text-style-name="P1" draw:layer="layout" draw:type="line" svg:x1="10.029cm" svg:y1="5.104cm" svg:x2="10.924cm" svg:y2="5.104cm" draw:start-shape="id2" draw:start-glue-point="1" draw:end-shape="id3" draw:end-glue-point="3" svg:d="M10029 5104h895" svg:viewBox="0 0 896 1">
          <text:p/>
        </draw:connector>
        <draw:connector draw:style-name="gr11" draw:text-style-name="P1" draw:layer="layout" draw:type="line" svg:x1="14.229cm" svg:y1="5.104cm" svg:x2="15.124cm" svg:y2="5.104cm" draw:start-shape="id3" draw:start-glue-point="1" draw:end-shape="id4" draw:end-glue-point="3" svg:d="M14229 5104h895" svg:viewBox="0 0 896 1">
          <text:p/>
        </draw:connector>
        <draw:connector draw:style-name="gr12" draw:text-style-name="P1" draw:layer="layout" draw:type="line" svg:x1="2.524cm" svg:y1="5.104cm" svg:x2="1.645cm" svg:y2="5.104cm" draw:start-shape="id1" draw:start-glue-point="3" draw:end-shape="id5" draw:end-glue-point="1" svg:d="M2524 5104h-879" svg:viewBox="0 0 880 1">
          <text:p/>
        </draw:connector>
        <draw:connector draw:style-name="gr13" draw:text-style-name="P1" draw:layer="layout" draw:type="line" svg:x1="18.429cm" svg:y1="5.104cm" svg:x2="19.298cm" svg:y2="5.132cm" draw:start-shape="id4" draw:start-glue-point="1" draw:end-shape="id6" svg:d="M18429 5104l869 28" svg:viewBox="0 0 870 29">
          <text:p/>
        </draw:connector>
        <draw:custom-shape draw:style-name="gr14" draw:text-style-name="P1" xml:id="id7" draw:id="id7" draw:layer="layout" svg:width="3.937cm" svg:height="2.413cm" svg:x="8.49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3.81cm" svg:height="1.916cm" svg:x="8.565cm" svg:y="0.858cm">
          <draw:text-box>
            <text:p text:style-name="P3"><text:span text:style-name="T1">OIDC Provider</text:span></text:p>
            <text:p text:style-name="P3"><text:span text:style-name="T1">+</text:span></text:p>
            <text:p text:style-name="P3"><text:span text:style-name="T1">STS &amp; mTLS</text:span></text:p>
          </draw:text-box>
        </draw:frame>
        <draw:connector draw:style-name="gr16" draw:text-style-name="P1" draw:layer="layout" svg:x1="4.176cm" svg:y1="4.064cm" svg:x2="8.493cm" svg:y2="1.806cm" draw:start-shape="id1" draw:start-glue-point="0" draw:end-shape="id7" svg:d="M4176 4064v-2258h4317" svg:viewBox="0 0 4318 2259">
          <text:p/>
        </draw:connector>
        <draw:connector draw:style-name="gr17" draw:text-style-name="P1" draw:layer="layout" svg:x1="8.376cm" svg:y1="4.064cm" svg:x2="10.461cm" svg:y2="3.013cm" draw:start-shape="id2" draw:start-glue-point="0" draw:end-shape="id7" draw:end-glue-point="2" svg:d="M8376 4064v-526h2085v-525" svg:viewBox="0 0 2086 1052">
          <text:p/>
        </draw:connector>
        <draw:connector draw:style-name="gr18" draw:text-style-name="P1" draw:layer="layout" svg:x1="16.776cm" svg:y1="4.064cm" svg:x2="12.43cm" svg:y2="1.806cm" draw:start-shape="id4" draw:start-glue-point="0" draw:end-shape="id7" svg:d="M16776 4064v-2258h-4346" svg:viewBox="0 0 4347 2259">
          <text:p/>
        </draw:connector>
        <draw:line draw:style-name="gr19" draw:text-style-name="P1" draw:layer="layout" svg:x1="18.863cm" svg:y1="0.365cm" svg:x2="18.863cm" svg:y2="6.461cm">
          <text:p/>
        </draw:line>
        <draw:custom-shape draw:style-name="gr20" draw:text-style-name="P5" draw:layer="layout" svg:width="3.81cm" svg:height="2.667cm" svg:x="17.212cm" svg:y="1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4" draw:layer="layout" svg:width="3.173cm" svg:height="1.361cm" svg:x="17.251cm" svg:y="2.03cm">
          <draw:text-box>
            <text:p text:style-name="P3"><text:span text:style-name="T1">Identity</text:span></text:p>
            <text:p text:style-name="P3"><text:span text:style-name="T1">Propag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6.7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8-24T10:48:25.112792944</meta:creation-date>
    <meta:generator>LibreOffice/7.3.5.2$Linux_X86_64 LibreOffice_project/392c644e8a6d1ea0765aa2d613a91bcef808d6ea</meta:generator>
    <dc:date>2022-08-24T11:37:12.436297098</dc:date>
    <dc:creator>Igor Zboran</dc:creator>
    <meta:editing-duration>PT38M15S</meta:editing-duration>
    <meta:editing-cycles>14</meta:editing-cycles>
    <meta:document-statistic meta:object-count="23"/>
  </office:meta>
</office:document-meta>
</file>